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9eb5" officeooo:paragraph-rsid="00009eb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/>
      <text:p text:style-name="Standard">struct dummy</text:p>
      <text:p text:style-name="Standard"/>
      <text:p text:style-name="Standard">{</text:p>
      <text:p text:style-name="Standard"/>
      <text:p text:style-name="Standard"><text:s text:c="3"/>int num;</text:p>
      <text:p text:style-name="Standard"><text:s text:c="3"/>double x;</text:p>
      <text:p text:style-name="Standard"><text:s text:c="3"/>float f;</text:p>
      <text:p text:style-name="Standard"/>
      <text:p text:style-name="Standard">};</text:p>
      <text:p text:style-name="Standard"/>
      <text:p text:style-name="Standard">struct dummy1 </text:p>
      <text:p text:style-name="Standard"/>
      <text:p text:style-name="Standard">{</text:p>
      <text:p text:style-name="Standard"/>
      <text:p text:style-name="Standard"><text:s text:c="3"/>double x;</text:p>
      <text:p text:style-name="Standard"><text:s text:c="3"/>int num;</text:p>
      <text:p text:style-name="Standard"><text:s text:c="3"/>float f;</text:p>
      <text:p text:style-name="Standard"/>
      <text:p text:style-name="Standard">};</text:p>
      <text:p text:style-name="Standard"/>
      <text:p text:style-name="Standard">int main()</text:p>
      <text:p text:style-name="Standard"/>
      <text:p text:style-name="Standard"><text:s text:c="2"/>{</text:p>
      <text:p text:style-name="Standard"/>
      <text:p text:style-name="Standard"><text:s text:c="5"/>printf(“size:%d %d”, sizeof(struct dummy ), sizeof(struct dummy1));</text:p>
      <text:p text:style-name="Standard"/>
      <text:p text:style-name="Standard"><text:s text:c="5"/>return 0;</text:p>
      <text:p text:style-name="Standard"/>
      <text:p text:style-name="Standard"><text:s text:c="2"/>}</text:p>
      <text:p text:style-name="Standard"/>
      <text:p text:style-name="Standard"/>
      <text:p text:style-name="P1">Output <text:s text:c="2"/>:</text:p>
      <text:p text:style-name="P1"/>
      <text:p text:style-name="P1"/>
      <text:p text:style-name="P1"/>
      <text:p text:style-name="P1">size:24 1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6:49:33.405332623</meta:creation-date>
    <dc:date>2022-09-29T16:50:43.548192122</dc:date>
    <meta:editing-duration>PT1M10S</meta:editing-duration>
    <meta:editing-cycles>1</meta:editing-cycles>
    <meta:document-statistic meta:table-count="0" meta:image-count="0" meta:object-count="0" meta:page-count="1" meta:paragraph-count="20" meta:word-count="38" meta:character-count="239" meta:non-whitespace-character-count="186"/>
    <meta:generator>LibreOffice/6.4.7.2$Linux_X86_64 LibreOffice_project/40$Build-2</meta:generator>
  </office:meta>
</office:document-meta>
</file>